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8FC21D3B17DAF29F9C.png" manifest:media-type="image/png"/>
  <manifest:file-entry manifest:full-path="Pictures/100002010000019000000190EB6407EA1334BEAB.png" manifest:media-type="image/png"/>
  <manifest:file-entry manifest:full-path="Pictures/100002010000018F0000018F9C0E6D2D0AF4676E.png" manifest:media-type="image/png"/>
  <manifest:file-entry manifest:full-path="Pictures/100002010000018F0000018F0E4891799CF9B25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solid" draw:stroke-dash="Fine_20_Dashed"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00cc00" draw:textarea-horizontal-align="justify" draw:textarea-vertical-align="middle" draw:auto-grow-height="false" fo:min-height="0cm" fo:min-width="0.39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3399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66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66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Fine_20_Dashed"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svg:stroke-color="#cc0066" draw:marker-start-width="0.242cm" draw:marker-end-width="0.242cm" draw:fill="none" draw:textarea-vertical-align="top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512cm"/>
    </style:style>
    <style:style style:name="gr2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9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579d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482cm"/>
    </style:style>
    <style:style style:name="gr35" style:family="graphic" style:parent-style-name="objectwithoutfill">
      <style:graphic-properties svg:stroke-color="#ffffff" draw:fill="none" draw:textarea-vertical-align="middle"/>
    </style:style>
    <style:style style:name="gr3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004cm" fo:min-width="0.166cm"/>
    </style:style>
    <style:style style:name="gr39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gr40" style:family="graphic" style:parent-style-name="standard">
      <style:graphic-properties draw:stroke="none" draw:fill="none" draw:textarea-horizontal-align="justify" draw:textarea-vertical-align="middle" draw:auto-grow-height="false" fo:min-height="0.004cm" fo:min-width="0.289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0.004cm" fo:min-width="0.77cm"/>
    </style:style>
    <style:style style:name="gr42" style:family="graphic" style:parent-style-name="standard">
      <style:graphic-properties draw:stroke="none" svg:stroke-color="#579d1c" draw:fill="none" draw:textarea-horizontal-align="justify" draw:textarea-vertical-align="middle" draw:auto-grow-height="false" fo:min-height="0.004cm" fo:min-width="0.277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004cm" fo:min-width="0.248cm"/>
    </style:style>
    <style:style style:name="gr44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0.004cm" fo:min-width="0.111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004cm" fo:min-width="0.164cm"/>
    </style:style>
    <style:style style:name="gr47" style:family="graphic" style:parent-style-name="standard">
      <style:graphic-properties draw:stroke="none" svg:stroke-color="#579d1c" draw:fill="none" draw:textarea-horizontal-align="justify" draw:textarea-vertical-align="middle" draw:auto-grow-height="false" fo:min-height="0.004cm" fo:min-width="0.098cm"/>
    </style:style>
    <style:style style:name="gr48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-color="#ff3333" draw:opacity="30%" draw:textarea-horizontal-align="justify" draw:textarea-vertical-align="middle" draw:auto-grow-height="false" fo:min-height="0.242cm" fo:min-width="0cm"/>
    </style:style>
    <style:style style:name="gr5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04cm, 0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15cm, 0cm, 0cm, 0cm)" draw:image-opacity="100%" style:mirror="none"/>
    </style:style>
    <style:style style:name="gr5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33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cc0066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color="#ff3333"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color="#579d1c"/>
    </style:style>
    <style:style style:name="P18" style:family="paragraph">
      <loext:graphic-properties draw:fill="none" draw:fill-color="#ffffff"/>
      <style:paragraph-properties fo:text-align="center"/>
      <style:text-properties fo:color="#cccccc" fo:font-size="8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8pt" style:font-size-asian="10pt" style:font-size-complex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000000" fo:font-size="8pt" style:font-size-asian="10pt" style:font-size-complex="10pt"/>
    </style:style>
    <style:style style:name="P23" style:family="paragraph">
      <loext:graphic-properties draw:fill="none" draw:fill-color="#ffffff"/>
      <style:paragraph-properties fo:text-align="center"/>
      <style:text-properties fo:color="#cccccc" fo:font-size="10pt" style:font-size-asian="10pt" style:font-size-complex="10pt"/>
    </style:style>
    <style:style style:name="P24" style:family="paragraph">
      <loext:graphic-properties draw:fill="none"/>
      <style:paragraph-properties fo:text-align="center"/>
      <style:text-properties fo:color="#ff3333" fo:font-size="8pt"/>
    </style:style>
    <style:style style:name="P25" style:family="paragraph">
      <loext:graphic-properties draw:fill="none"/>
      <style:paragraph-properties fo:text-align="center"/>
      <style:text-properties fo:color="#6666ff" fo:font-size="8pt"/>
    </style:style>
    <style:style style:name="P26" style:family="paragraph">
      <loext:graphic-properties draw:fill="none"/>
      <style:paragraph-properties fo:text-align="center"/>
      <style:text-properties fo:color="#579d1c" fo:font-size="8pt"/>
    </style:style>
    <style:style style:name="P27" style:family="paragraph">
      <loext:graphic-properties draw:fill="none"/>
      <style:paragraph-properties fo:text-align="center"/>
      <style:text-properties fo:color="#ff3333" fo:font-size="6pt"/>
    </style:style>
    <style:style style:name="P28" style:family="paragraph">
      <loext:graphic-properties draw:fill="none"/>
      <style:paragraph-properties fo:text-align="center"/>
      <style:text-properties fo:color="#6666ff" fo:font-size="6pt" style:font-size-asian="6pt" style:font-size-complex="6pt"/>
    </style:style>
    <style:style style:name="P29" style:family="paragraph">
      <loext:graphic-properties draw:fill="none"/>
      <style:paragraph-properties fo:text-align="center"/>
      <style:text-properties fo:color="#990000" fo:font-size="8pt"/>
    </style:style>
    <style:style style:name="P30" style:family="paragraph">
      <loext:graphic-properties draw:fill="none"/>
      <style:paragraph-properties fo:text-align="center"/>
      <style:text-properties fo:color="#ff9900" fo:font-size="6pt" style:font-size-asian="6pt" style:font-size-complex="6pt"/>
    </style:style>
    <style:style style:name="P31" style:family="paragraph">
      <loext:graphic-properties draw:fill="none"/>
      <style:paragraph-properties fo:text-align="center"/>
      <style:text-properties fo:color="#990000" fo:font-size="6pt" style:font-size-asian="6pt" style:font-size-complex="6pt"/>
    </style:style>
    <style:style style:name="P32" style:family="paragraph">
      <loext:graphic-properties draw:fill="none"/>
      <style:paragraph-properties fo:text-align="center"/>
      <style:text-properties fo:color="#579d1c" fo:font-size="6pt" style:font-size-asian="6pt" style:font-size-complex="6pt"/>
    </style:style>
    <style:style style:name="P33" style:family="paragraph">
      <loext:graphic-properties draw:fill="none" draw:fill-color="#ffffff" draw:opacity="100%"/>
      <style:paragraph-properties fo:text-align="center"/>
      <style:text-properties fo:color="#579d1c" fo:font-size="8pt"/>
    </style:style>
    <style:style style:name="P34" style:family="paragraph">
      <loext:graphic-properties draw:fill="none"/>
      <style:paragraph-properties fo:text-align="center"/>
      <style:text-properties fo:color="#3399ff" fo:font-size="8pt"/>
    </style:style>
    <style:style style:name="P35" style:family="paragraph">
      <loext:graphic-properties draw:fill="none"/>
      <style:paragraph-properties fo:text-align="center"/>
      <style:text-properties fo:color="#ff9900" style:text-position="0% 100%" fo:font-size="8pt"/>
    </style:style>
    <style:style style:name="P36" style:family="paragraph">
      <loext:graphic-properties draw:fill="none"/>
      <style:paragraph-properties fo:text-align="center"/>
      <style:text-properties fo:color="#ffffff" fo:font-size="8pt"/>
    </style:style>
    <style:style style:name="P37" style:family="paragraph">
      <loext:graphic-properties draw:fill-color="#ff3333" draw:opacity="30%"/>
      <style:paragraph-properties fo:text-align="center"/>
    </style:style>
    <style:style style:name="T1" style:family="text">
      <style:text-properties fo:color="#cc0066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cccc" fo:font-size="8pt" style:font-size-asian="10pt" style:font-size-complex="10pt"/>
    </style:style>
    <style:style style:name="T4" style:family="text">
      <style:text-properties fo:color="#000000" fo:font-size="8pt" style:font-size-asian="10pt" style:font-size-complex="10pt"/>
    </style:style>
    <style:style style:name="T5" style:family="text">
      <style:text-properties fo:color="#000000" style:text-position="0% 100%" fo:font-size="8pt" style:font-size-asian="10pt" style:font-size-complex="10pt"/>
    </style:style>
    <style:style style:name="T6" style:family="text">
      <style:text-properties fo:color="#000000" style:text-position="-33% 58%" fo:font-size="8pt" style:font-size-asian="10pt" style:font-size-complex="10pt"/>
    </style:style>
    <style:style style:name="T7" style:family="text">
      <style:text-properties fo:color="#cccccc" fo:font-size="10pt" style:font-size-asian="10pt" style:font-size-complex="10pt"/>
    </style:style>
    <style:style style:name="T8" style:family="text">
      <style:text-properties fo:color="#ff3333" fo:font-size="8pt"/>
    </style:style>
    <style:style style:name="T9" style:family="text">
      <style:text-properties fo:color="#ff3333" style:text-position="-33% 58%" fo:font-size="8pt"/>
    </style:style>
    <style:style style:name="T10" style:family="text">
      <style:text-properties fo:color="#6666ff" fo:font-size="8pt"/>
    </style:style>
    <style:style style:name="T11" style:family="text">
      <style:text-properties fo:color="#6666ff" style:text-position="-33% 58%" fo:font-size="8pt"/>
    </style:style>
    <style:style style:name="T12" style:family="text">
      <style:text-properties fo:color="#579d1c" fo:font-size="8pt"/>
    </style:style>
    <style:style style:name="T13" style:family="text">
      <style:text-properties fo:color="#ff3333" fo:font-size="6pt"/>
    </style:style>
    <style:style style:name="T14" style:family="text">
      <style:text-properties fo:color="#ff3333" style:text-position="-33% 58%" fo:font-size="6pt"/>
    </style:style>
    <style:style style:name="T15" style:family="text">
      <style:text-properties fo:color="#6666ff" fo:font-size="6pt" style:font-size-asian="6pt" style:font-size-complex="6pt"/>
    </style:style>
    <style:style style:name="T16" style:family="text">
      <style:text-properties fo:color="#6666ff" style:text-position="-33% 58%" fo:font-size="6pt" style:font-size-asian="6pt" style:font-size-complex="6pt"/>
    </style:style>
    <style:style style:name="T17" style:family="text">
      <style:text-properties fo:color="#990000" fo:font-size="8pt"/>
    </style:style>
    <style:style style:name="T18" style:family="text">
      <style:text-properties fo:color="#ff9900" style:text-position="0% 100%" fo:font-size="6pt" style:font-size-asian="6pt" style:font-size-complex="6pt"/>
    </style:style>
    <style:style style:name="T19" style:family="text">
      <style:text-properties fo:color="#ff9900" style:text-position="-33% 58%" fo:font-size="6pt" style:font-size-asian="6pt" style:font-size-complex="6pt"/>
    </style:style>
    <style:style style:name="T20" style:family="text">
      <style:text-properties fo:color="#990000" style:text-position="0% 100%" fo:font-size="6pt" style:font-size-asian="6pt" style:font-size-complex="6pt"/>
    </style:style>
    <style:style style:name="T21" style:family="text">
      <style:text-properties fo:color="#579d1c" fo:font-size="6pt" style:font-size-asian="6pt" style:font-size-complex="6pt"/>
    </style:style>
    <style:style style:name="T22" style:family="text">
      <style:text-properties fo:color="#3399ff" style:text-position="0% 100%" fo:font-size="8pt" fo:font-weight="normal" style:font-weight-asian="normal" style:font-weight-complex="normal"/>
    </style:style>
    <style:style style:name="T23" style:family="text">
      <style:text-properties fo:color="#3399ff" style:text-position="-33% 58%" fo:font-size="8pt" fo:font-weight="normal" style:font-weight-asian="normal" style:font-weight-complex="normal"/>
    </style:style>
    <style:style style:name="T24" style:family="text">
      <style:text-properties fo:color="#ff9900" style:text-position="0% 100%" fo:font-size="8pt" fo:font-weight="normal" style:font-weight-asian="normal" style:font-weight-complex="normal"/>
    </style:style>
    <style:style style:name="T25" style:family="text">
      <style:text-properties fo:color="#ffffff" fo:font-size="8pt"/>
    </style:style>
    <style:style style:name="T26" style:family="text">
      <style:text-properties fo:color="#ffffff" style:text-position="-33% 58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86cm" svg:y1="16.61cm" svg:x2="8.086cm" svg:y2="17.404cm">
          <text:p/>
        </draw:line>
        <draw:custom-shape draw:style-name="gr2" draw:text-style-name="P2" draw:layer="layout" svg:width="0.115cm" svg:height="0.115cm" svg:x="7.589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5cm" svg:height="0.115cm" svg:x="8.194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627cm" svg:y1="13.605cm" svg:x2="9.201cm" svg:y2="12.088cm">
          <text:p/>
        </draw:line>
        <draw:line draw:style-name="gr3" draw:text-style-name="P1" draw:layer="layout" svg:x1="9.897cm" svg:y1="13.605cm" svg:x2="9.201cm" svg:y2="12.09cm">
          <text:p/>
        </draw:line>
        <draw:line draw:style-name="gr4" draw:text-style-name="P1" draw:layer="layout" svg:x1="3.553cm" svg:y1="4.701cm" svg:x2="4.811cm" svg:y2="2.511cm">
          <text:p/>
        </draw:line>
        <draw:line draw:style-name="gr4" draw:text-style-name="P1" draw:layer="layout" svg:x1="3.553cm" svg:y1="4.72cm" svg:x2="2.271cm" svg:y2="2.511cm">
          <text:p/>
        </draw:line>
        <draw:custom-shape draw:style-name="gr5" draw:text-style-name="P3" draw:layer="layout" svg:width="0.168cm" svg:height="0.168cm" svg:x="3.46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102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896cm" svg:height="0.081cm" svg:x="6.905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4.683cm" svg:x2="7.925cm" svg:y2="2.651cm">
          <text:p/>
        </draw:line>
        <draw:custom-shape draw:style-name="gr7" draw:text-style-name="P5" draw:layer="layout" svg:width="0.168cm" svg:height="0.168cm" svg:x="7.831cm" svg:y="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2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25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7cm" svg:y1="8.503cm" svg:x2="6.645cm" svg:y2="6.471cm">
          <text:p/>
        </draw:line>
        <draw:custom-shape draw:style-name="gr5" draw:text-style-name="P3" draw:layer="layout" svg:width="0.168cm" svg:height="0.168cm" svg:x="5.986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cm" svg:y="7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45cm" svg:y1="8.509cm" svg:x2="6.512cm" svg:y2="6.903cm">
          <text:p/>
        </draw:line>
        <draw:line draw:style-name="gr4" draw:text-style-name="P1" draw:layer="layout" svg:x1="7.348cm" svg:y1="8.509cm" svg:x2="6.645cm" svg:y2="6.471cm">
          <text:p/>
        </draw:line>
        <draw:custom-shape draw:style-name="gr7" draw:text-style-name="P5" draw:layer="layout" svg:width="0.168cm" svg:height="0.168cm" svg:x="6.551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68cm" svg:height="0.168cm" svg:x="6.438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1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68cm" svg:height="0.168cm" svg:x="7.719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96cm" svg:height="0.081cm" svg:x="3.089cm" svg:y="7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3.534cm" svg:y1="8.513cm" svg:x2="4.109cm" svg:y2="6.481cm">
          <text:p/>
        </draw:line>
        <draw:custom-shape draw:style-name="gr12" draw:text-style-name="P10" draw:layer="layout" svg:width="0.168cm" svg:height="0.168cm" svg:x="4.015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168cm" svg:height="0.168cm" svg:x="4.016cm" svg:y="6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168cm" svg:height="0.168cm" svg:x="3.45cm" svg:y="8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68cm" svg:height="0.168cm" svg:x="3.903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cm" svg:y="1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cm" svg:y1="13.604cm" svg:x2="4.11cm" svg:y2="11.536cm">
          <text:p/>
        </draw:line>
        <draw:custom-shape draw:style-name="gr5" draw:text-style-name="P3" draw:layer="layout" svg:width="0.168cm" svg:height="0.168cm" svg:x="3.457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4.365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cm" svg:y1="13.604cm" svg:x2="4.11cm" svg:y2="11.536cm">
          <text:p/>
        </draw:line>
        <draw:custom-shape draw:style-name="gr7" draw:text-style-name="P5" draw:layer="layout" svg:width="0.168cm" svg:height="0.168cm" svg:x="4.031cm" svg:y="1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4.726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65cm" svg:y1="11.565cm" svg:x2="4.365cm" svg:y2="12.821cm">
          <text:p/>
        </draw:line>
        <draw:line draw:style-name="gr16" draw:text-style-name="P1" draw:layer="layout" svg:x1="4.545cm" svg:y1="11.563cm" svg:x2="4.545cm" svg:y2="12.819cm">
          <text:p/>
        </draw:line>
        <draw:line draw:style-name="gr16" draw:text-style-name="P1" draw:layer="layout" svg:x1="3.09cm" svg:y1="11.565cm" svg:x2="3.09cm" svg:y2="12.821cm">
          <text:p/>
        </draw:line>
        <draw:line draw:style-name="gr16" draw:text-style-name="P1" draw:layer="layout" svg:x1="3.756cm" svg:y1="11.563cm" svg:x2="3.756cm" svg:y2="12.819cm">
          <text:p/>
        </draw:line>
        <draw:line draw:style-name="gr17" draw:text-style-name="P1" draw:layer="layout" svg:x1="3.756cm" svg:y1="11.606cm" svg:x2="3.09cm" svg:y2="11.606cm">
          <text:p/>
        </draw:line>
        <draw:line draw:style-name="gr18" draw:text-style-name="P1" draw:layer="layout" svg:x1="4.545cm" svg:y1="11.606cm" svg:x2="4.365cm" svg:y2="11.606cm">
          <text:p/>
        </draw:line>
        <draw:line draw:style-name="gr19" draw:text-style-name="P1" draw:layer="layout" svg:x1="3.54cm" svg:y1="13.604cm" svg:x2="4.81cm" svg:y2="13.604cm">
          <text:p/>
        </draw:line>
        <draw:line draw:style-name="gr20" draw:text-style-name="P1" draw:layer="layout" svg:x1="3.756cm" svg:y1="12.811cm" svg:x2="4.545cm" svg:y2="12.811cm">
          <text:p/>
        </draw:line>
        <draw:line draw:style-name="gr17" draw:text-style-name="P1" draw:layer="layout" svg:x1="4.206cm" svg:y1="13.827cm" svg:x2="3.54cm" svg:y2="13.827cm">
          <text:p/>
        </draw:line>
        <draw:line draw:style-name="gr18" draw:text-style-name="P1" draw:layer="layout" svg:x1="3.72cm" svg:y1="13.954cm" svg:x2="3.54cm" svg:y2="13.954cm">
          <text:p/>
        </draw:line>
        <draw:line draw:style-name="gr19" draw:text-style-name="P1" draw:layer="layout" svg:x1="3.54cm" svg:y1="14.081cm" svg:x2="4.81cm" svg:y2="14.081cm">
          <text:p/>
        </draw:line>
        <draw:line draw:style-name="gr20" draw:text-style-name="P1" draw:layer="layout" svg:x1="3.54cm" svg:y1="14.208cm" svg:x2="4.329cm" svg:y2="14.208cm">
          <text:p/>
        </draw:line>
        <draw:line draw:style-name="gr21" draw:text-style-name="P1" draw:layer="layout" svg:x1="4.206cm" svg:y1="13.954cm" svg:x2="3.72cm" svg:y2="13.954cm">
          <text:p/>
        </draw:line>
        <draw:line draw:style-name="gr21" draw:text-style-name="P1" draw:layer="layout" svg:x1="4.815cm" svg:y1="14.208cm" svg:x2="4.329cm" svg:y2="14.208cm">
          <text:p/>
        </draw:line>
        <draw:custom-shape draw:style-name="gr6" draw:text-style-name="P4" draw:layer="layout" svg:width="0.896cm" svg:height="0.081cm" svg:x="5.63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cm" svg:y1="13.611cm" svg:x2="6.654cm" svg:y2="12.096cm">
          <text:p/>
        </draw:line>
        <draw:custom-shape draw:style-name="gr5" draw:text-style-name="P3" draw:layer="layout" svg:width="0.168cm" svg:height="0.168cm" svg:x="5.997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05cm" svg:y="12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13.611cm" svg:x2="6.654cm" svg:y2="12.096cm">
          <text:p/>
        </draw:line>
        <draw:custom-shape draw:style-name="gr7" draw:text-style-name="P5" draw:layer="layout" svg:width="0.168cm" svg:height="0.168cm" svg:x="6.571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905cm" svg:y1="11.572cm" svg:x2="6.905cm" svg:y2="12.828cm">
          <text:p/>
        </draw:line>
        <draw:line draw:style-name="gr16" draw:text-style-name="P1" draw:layer="layout" svg:x1="6.989cm" svg:y1="11.57cm" svg:x2="6.989cm" svg:y2="12.826cm">
          <text:p/>
        </draw:line>
        <draw:line draw:style-name="gr16" draw:text-style-name="P1" draw:layer="layout" svg:x1="5.63cm" svg:y1="11.572cm" svg:x2="5.63cm" svg:y2="12.828cm">
          <text:p/>
        </draw:line>
        <draw:line draw:style-name="gr16" draw:text-style-name="P1" draw:layer="layout" svg:x1="6.378cm" svg:y1="11.57cm" svg:x2="6.378cm" svg:y2="12.826cm">
          <text:p/>
        </draw:line>
        <draw:line draw:style-name="gr17" draw:text-style-name="P1" draw:layer="layout" svg:x1="6.378cm" svg:y1="11.613cm" svg:x2="5.63cm" svg:y2="11.613cm">
          <text:p/>
        </draw:line>
        <draw:line draw:style-name="gr18" draw:text-style-name="P1" draw:layer="layout" svg:x1="6.989cm" svg:y1="11.613cm" svg:x2="6.905cm" svg:y2="11.613cm">
          <text:p/>
        </draw:line>
        <draw:line draw:style-name="gr19" draw:text-style-name="P1" draw:layer="layout" svg:x1="6.08cm" svg:y1="13.611cm" svg:x2="7.35cm" svg:y2="13.611cm">
          <text:p/>
        </draw:line>
        <draw:line draw:style-name="gr20" draw:text-style-name="P1" draw:layer="layout" svg:x1="6.378cm" svg:y1="12.818cm" svg:x2="6.989cm" svg:y2="12.818cm">
          <text:p/>
        </draw:line>
        <draw:line draw:style-name="gr19" draw:text-style-name="P1" draw:layer="layout" svg:x1="6.08cm" svg:y1="14.088cm" svg:x2="7.35cm" svg:y2="14.088cm">
          <text:p/>
        </draw:line>
        <draw:line draw:style-name="gr21" draw:text-style-name="P1" draw:layer="layout" svg:x1="6.827cm" svg:y1="13.961cm" svg:x2="6.164cm" svg:y2="13.961cm">
          <text:p/>
        </draw:line>
        <draw:line draw:style-name="gr17" draw:text-style-name="P1" draw:layer="layout" svg:x1="6.828cm" svg:y1="13.834cm" svg:x2="6.08cm" svg:y2="13.834cm">
          <text:p/>
        </draw:line>
        <draw:line draw:style-name="gr18" draw:text-style-name="P1" draw:layer="layout" svg:x1="6.164cm" svg:y1="13.961cm" svg:x2="6.08cm" svg:y2="13.961cm">
          <text:p/>
        </draw:line>
        <draw:line draw:style-name="gr20" draw:text-style-name="P1" draw:layer="layout" svg:x1="6.08cm" svg:y1="14.215cm" svg:x2="6.691cm" svg:y2="14.215cm">
          <text:p/>
        </draw:line>
        <draw:line draw:style-name="gr21" draw:text-style-name="P1" draw:layer="layout" svg:x1="7.354cm" svg:y1="14.215cm" svg:x2="6.691cm" svg:y2="14.215cm">
          <text:p/>
        </draw:line>
        <draw:custom-shape draw:style-name="gr6" draw:text-style-name="P4" draw:layer="layout" svg:width="0.896cm" svg:height="0.081cm" svg:x="8.177cm" svg:y="1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8.925cm" svg:y1="12.82cm" svg:x2="9.201cm" svg:y2="12.09cm">
          <text:p/>
        </draw:line>
        <draw:custom-shape draw:style-name="gr5" draw:text-style-name="P3" draw:layer="layout" svg:width="0.168cm" svg:height="0.168cm" svg:x="8.544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9.452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9.532cm" svg:y1="12.811cm" svg:x2="9.201cm" svg:y2="12.09cm">
          <text:p/>
        </draw:line>
        <draw:custom-shape draw:style-name="gr7" draw:text-style-name="P5" draw:layer="layout" svg:width="0.168cm" svg:height="0.168cm" svg:x="9.118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9.813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452cm" svg:y1="11.566cm" svg:x2="9.452cm" svg:y2="12.822cm">
          <text:p/>
        </draw:line>
        <draw:line draw:style-name="gr16" draw:text-style-name="P1" draw:layer="layout" svg:x1="9.536cm" svg:y1="11.564cm" svg:x2="9.536cm" svg:y2="12.82cm">
          <text:p/>
        </draw:line>
        <draw:line draw:style-name="gr16" draw:text-style-name="P1" draw:layer="layout" svg:x1="8.177cm" svg:y1="11.566cm" svg:x2="8.177cm" svg:y2="12.822cm">
          <text:p/>
        </draw:line>
        <draw:line draw:style-name="gr16" draw:text-style-name="P1" draw:layer="layout" svg:x1="8.925cm" svg:y1="11.564cm" svg:x2="8.925cm" svg:y2="12.82cm">
          <text:p/>
        </draw:line>
        <draw:line draw:style-name="gr17" draw:text-style-name="P1" draw:layer="layout" svg:x1="8.925cm" svg:y1="11.607cm" svg:x2="8.177cm" svg:y2="11.607cm">
          <text:p/>
        </draw:line>
        <draw:line draw:style-name="gr18" draw:text-style-name="P1" draw:layer="layout" svg:x1="9.536cm" svg:y1="11.607cm" svg:x2="9.452cm" svg:y2="11.607cm">
          <text:p/>
        </draw:line>
        <draw:line draw:style-name="gr19" draw:text-style-name="P1" draw:layer="layout" svg:x1="8.627cm" svg:y1="13.605cm" svg:x2="9.897cm" svg:y2="13.605cm">
          <text:p/>
        </draw:line>
        <draw:line draw:style-name="gr20" draw:text-style-name="P1" draw:layer="layout" svg:x1="8.925cm" svg:y1="12.812cm" svg:x2="9.536cm" svg:y2="12.812cm">
          <text:p/>
        </draw:line>
        <draw:line draw:style-name="gr19" draw:text-style-name="P1" draw:layer="layout" svg:x1="8.627cm" svg:y1="14.082cm" svg:x2="9.897cm" svg:y2="14.082cm">
          <text:p/>
        </draw:line>
        <draw:line draw:style-name="gr21" draw:text-style-name="P1" draw:layer="layout" svg:x1="9.374cm" svg:y1="13.955cm" svg:x2="8.711cm" svg:y2="13.955cm">
          <text:p/>
        </draw:line>
        <draw:line draw:style-name="gr17" draw:text-style-name="P1" draw:layer="layout" svg:x1="9.375cm" svg:y1="13.828cm" svg:x2="8.627cm" svg:y2="13.828cm">
          <text:p/>
        </draw:line>
        <draw:line draw:style-name="gr18" draw:text-style-name="P1" draw:layer="layout" svg:x1="8.711cm" svg:y1="13.955cm" svg:x2="8.627cm" svg:y2="13.955cm">
          <text:p/>
        </draw:line>
        <draw:line draw:style-name="gr20" draw:text-style-name="P1" draw:layer="layout" svg:x1="8.627cm" svg:y1="14.209cm" svg:x2="9.238cm" svg:y2="14.209cm">
          <text:p/>
        </draw:line>
        <draw:line draw:style-name="gr21" draw:text-style-name="P1" draw:layer="layout" svg:x1="9.901cm" svg:y1="14.209cm" svg:x2="9.238cm" svg:y2="14.209cm">
          <text:p/>
        </draw:line>
        <draw:line draw:style-name="gr3" draw:text-style-name="P1" draw:layer="layout" svg:x1="11.156cm" svg:y1="13.592cm" svg:x2="11.73cm" svg:y2="12.075cm">
          <text:p/>
        </draw:line>
        <draw:line draw:style-name="gr3" draw:text-style-name="P1" draw:layer="layout" svg:x1="12.426cm" svg:y1="13.592cm" svg:x2="11.73cm" svg:y2="12.077cm">
          <text:p/>
        </draw:line>
        <draw:custom-shape draw:style-name="gr5" draw:text-style-name="P3" draw:layer="layout" svg:width="0.168cm" svg:height="0.168cm" svg:x="11.073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11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12.342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1.156cm" svg:y1="13.592cm" svg:x2="12.426cm" svg:y2="13.592cm">
          <text:p/>
        </draw:line>
        <draw:line draw:style-name="gr22" draw:text-style-name="P1" draw:layer="layout" svg:x1="12.454cm" svg:y1="12.807cm" svg:x2="12.73cm" svg:y2="12.077cm">
          <text:p/>
        </draw:line>
        <draw:line draw:style-name="gr22" draw:text-style-name="P1" draw:layer="layout" svg:x1="13.061cm" svg:y1="12.798cm" svg:x2="12.73cm" svg:y2="12.077cm">
          <text:p/>
        </draw:line>
        <draw:custom-shape draw:style-name="gr7" draw:text-style-name="P5" draw:layer="layout" svg:width="0.168cm" svg:height="0.168cm" svg:x="12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2.454cm" svg:y1="12.799cm" svg:x2="13.065cm" svg:y2="12.799cm">
          <text:p/>
        </draw:line>
        <draw:line draw:style-name="gr23" draw:text-style-name="P12" draw:layer="layout" svg:x1="11.73cm" svg:y1="12.796cm" svg:x2="11.73cm" svg:y2="13.592cm">
          <text:p/>
        </draw:line>
        <draw:line draw:style-name="gr24" draw:text-style-name="P1" draw:layer="layout" svg:x1="12.73cm" svg:y1="12.088cm" svg:x2="12.73cm" svg:y2="12.807cm">
          <text:p/>
        </draw:line>
        <draw:line draw:style-name="gr25" draw:text-style-name="P1" draw:layer="layout" svg:x1="11.73cm" svg:y1="12.077cm" svg:x2="11.73cm" svg:y2="12.796cm">
          <text:p/>
        </draw:line>
        <draw:frame draw:style-name="gr26" draw:text-style-name="P14" draw:layer="layout" svg:width="0.571cm" svg:height="0.762cm" svg:x="11.605cm" svg:y="12.811cm">
          <draw:text-box>
            <text:p text:style-name="P13"><text:span text:style-name="T1">f</text:span></text:p>
          </draw:text-box>
        </draw:frame>
        <draw:frame draw:style-name="gr26" draw:text-style-name="P15" draw:layer="layout" svg:width="0.698cm" svg:height="0.762cm" svg:x="12.54cm" svg:y="12.077cm">
          <draw:text-box>
            <text:p text:style-name="P13"><text:span text:style-name="T2">z</text:span></text:p>
          </draw:text-box>
        </draw:frame>
        <draw:custom-shape draw:style-name="gr6" draw:text-style-name="P4" draw:layer="layout" svg:width="0.896cm" svg:height="0.081cm" svg:x="1.824cm" svg:y="1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74cm" svg:y1="17.41cm" svg:x2="2.844cm" svg:y2="15.342cm">
          <text:p/>
        </draw:line>
        <draw:custom-shape draw:style-name="gr5" draw:text-style-name="P3" draw:layer="layout" svg:width="0.168cm" svg:height="0.168cm" svg:x="2.191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9cm" svg:y="1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4cm" svg:y1="17.41cm" svg:x2="2.844cm" svg:y2="15.342cm">
          <text:p/>
        </draw:line>
        <draw:custom-shape draw:style-name="gr7" draw:text-style-name="P5" draw:layer="layout" svg:width="0.168cm" svg:height="0.168cm" svg:x="2.76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3.46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099cm" svg:y1="15.371cm" svg:x2="3.099cm" svg:y2="16.627cm">
          <text:p/>
        </draw:line>
        <draw:line draw:style-name="gr16" draw:text-style-name="P1" draw:layer="layout" svg:x1="3.279cm" svg:y1="15.369cm" svg:x2="3.279cm" svg:y2="16.917cm">
          <text:p/>
        </draw:line>
        <draw:line draw:style-name="gr16" draw:text-style-name="P1" draw:layer="layout" svg:x1="1.824cm" svg:y1="15.371cm" svg:x2="1.824cm" svg:y2="16.627cm">
          <text:p/>
        </draw:line>
        <draw:line draw:style-name="gr16" draw:text-style-name="P1" draw:layer="layout" svg:x1="2.49cm" svg:y1="15.369cm" svg:x2="2.49cm" svg:y2="16.917cm">
          <text:p/>
        </draw:line>
        <draw:line draw:style-name="gr27" draw:text-style-name="P16" draw:layer="layout" svg:x1="2.49cm" svg:y1="15.412cm" svg:x2="1.824cm" svg:y2="15.412cm">
          <text:p/>
        </draw:line>
        <draw:line draw:style-name="gr28" draw:text-style-name="P1" draw:layer="layout" svg:x1="3.279cm" svg:y1="15.412cm" svg:x2="3.099cm" svg:y2="15.412cm">
          <text:p/>
        </draw:line>
        <draw:line draw:style-name="gr29" draw:text-style-name="P1" draw:layer="layout" svg:x1="2.274cm" svg:y1="17.41cm" svg:x2="3.544cm" svg:y2="17.41cm">
          <text:p/>
        </draw:line>
        <draw:line draw:style-name="gr30" draw:text-style-name="P1" draw:layer="layout" svg:x1="2.49cm" svg:y1="16.917cm" svg:x2="3.279cm" svg:y2="16.917cm">
          <text:p/>
        </draw:line>
        <draw:line draw:style-name="gr29" draw:text-style-name="P1" draw:layer="layout" svg:x1="2.27cm" svg:y1="18.782cm" svg:x2="3.54cm" svg:y2="18.782cm">
          <text:p/>
        </draw:line>
        <draw:line draw:style-name="gr30" draw:text-style-name="P17" draw:layer="layout" svg:x1="2.27cm" svg:y1="19.11cm" svg:x2="3.059cm" svg:y2="19.11cm">
          <text:p/>
        </draw:line>
        <draw:line draw:style-name="gr31" draw:text-style-name="P1" draw:layer="layout" svg:x1="2.936cm" svg:y1="18.443cm" svg:x2="2.45cm" svg:y2="18.443cm">
          <text:p/>
        </draw:line>
        <draw:custom-shape draw:style-name="gr6" draw:text-style-name="P4" draw:layer="layout" svg:width="0.896cm" svg:height="0.081cm" svg:x="4.364cm" svg:y="16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4cm" svg:y1="17.417cm" svg:x2="5.388cm" svg:y2="15.902cm">
          <text:p/>
        </draw:line>
        <draw:custom-shape draw:style-name="gr5" draw:text-style-name="P3" draw:layer="layout" svg:width="0.168cm" svg:height="0.168cm" svg:x="4.73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39cm" svg:y="1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4cm" svg:y1="17.417cm" svg:x2="5.388cm" svg:y2="15.902cm">
          <text:p/>
        </draw:line>
        <draw:custom-shape draw:style-name="gr7" draw:text-style-name="P5" draw:layer="layout" svg:width="0.168cm" svg:height="0.168cm" svg:x="5.305cm" svg:y="15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639cm" svg:y1="15.378cm" svg:x2="5.639cm" svg:y2="16.634cm">
          <text:p/>
        </draw:line>
        <draw:line draw:style-name="gr16" draw:text-style-name="P1" draw:layer="layout" svg:x1="5.723cm" svg:y1="15.376cm" svg:x2="5.723cm" svg:y2="16.917cm">
          <text:p/>
        </draw:line>
        <draw:line draw:style-name="gr16" draw:text-style-name="P1" draw:layer="layout" svg:x1="4.364cm" svg:y1="15.378cm" svg:x2="4.364cm" svg:y2="16.634cm">
          <text:p/>
        </draw:line>
        <draw:line draw:style-name="gr16" draw:text-style-name="P1" draw:layer="layout" svg:x1="5.112cm" svg:y1="15.376cm" svg:x2="5.112cm" svg:y2="16.917cm">
          <text:p/>
        </draw:line>
        <draw:line draw:style-name="gr27" draw:text-style-name="P1" draw:layer="layout" svg:x1="5.112cm" svg:y1="15.419cm" svg:x2="4.364cm" svg:y2="15.419cm">
          <text:p/>
        </draw:line>
        <draw:line draw:style-name="gr28" draw:text-style-name="P1" draw:layer="layout" svg:x1="5.723cm" svg:y1="15.419cm" svg:x2="5.639cm" svg:y2="15.419cm">
          <text:p/>
        </draw:line>
        <draw:line draw:style-name="gr29" draw:text-style-name="P1" draw:layer="layout" svg:x1="4.814cm" svg:y1="17.417cm" svg:x2="6.084cm" svg:y2="17.417cm">
          <text:p/>
        </draw:line>
        <draw:line draw:style-name="gr32" draw:text-style-name="P1" draw:layer="layout" svg:x1="7.344cm" svg:y1="17.404cm" svg:x2="7.918cm" svg:y2="15.887cm">
          <text:p/>
        </draw:line>
        <draw:line draw:style-name="gr32" draw:text-style-name="P1" draw:layer="layout" svg:x1="8.614cm" svg:y1="17.404cm" svg:x2="7.918cm" svg:y2="15.889cm">
          <text:p/>
        </draw:line>
        <draw:custom-shape draw:style-name="gr5" draw:text-style-name="P3" draw:layer="layout" svg:width="0.168cm" svg:height="0.168cm" svg:x="7.261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5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8.53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7.642cm" svg:y1="16.611cm" svg:x2="8.253cm" svg:y2="16.611cm">
          <text:p/>
        </draw:line>
        <draw:line draw:style-name="gr33" draw:text-style-name="P1" draw:layer="layout" svg:x1="7.918cm" svg:y1="15.887cm" svg:x2="7.918cm" svg:y2="17.383cm">
          <text:p/>
        </draw:line>
        <draw:frame draw:style-name="gr26" draw:text-style-name="P18" draw:layer="layout" svg:width="0.571cm" svg:height="0.762cm" svg:x="7.933cm" svg:y="16.631cm">
          <draw:text-box>
            <text:p text:style-name="P13"><text:span text:style-name="T3">f</text:span></text:p>
          </draw:text-box>
        </draw:frame>
        <draw:frame draw:style-name="gr34" draw:text-style-name="P19" draw:layer="layout" svg:width="0.571cm" svg:height="0.732cm" svg:x="7.437cm" svg:y="16.645cm">
          <draw:text-box>
            <text:p text:style-name="P13"><text:span text:style-name="T4">z</text:span></text:p>
          </draw:text-box>
        </draw:frame>
        <draw:line draw:style-name="gr35" draw:text-style-name="P1" draw:layer="layout" svg:x1="7.464cm" svg:y1="15.365cm" svg:x2="7.464cm" svg:y2="16.621cm">
          <text:p/>
        </draw:line>
        <draw:custom-shape draw:style-name="gr36" draw:text-style-name="P20" draw:layer="layout" svg:width="0.168cm" svg:height="0.168cm" svg:x="5.366cm" svg:y="1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0.69cm" svg:height="0.729cm" svg:x="7.146cm" svg:y="16.082cm">
          <draw:text-box>
            <text:p text:style-name="P21"><text:span text:style-name="T5">i</text:span><text:span text:style-name="T6">1</text:span></text:p>
          </draw:text-box>
        </draw:frame>
        <draw:frame draw:style-name="gr37" draw:text-style-name="P22" draw:layer="layout" svg:width="0.689cm" svg:height="0.729cm" svg:x="8.086cm" svg:y="16.083cm">
          <draw:text-box>
            <text:p text:style-name="P21"><text:span text:style-name="T5">i</text:span><text:span text:style-name="T6">2</text:span></text:p>
          </draw:text-box>
        </draw:frame>
        <draw:line draw:style-name="gr1" draw:text-style-name="P1" draw:layer="layout" svg:x1="6.084cm" svg:y1="16.671cm" svg:x2="6.084cm" svg:y2="17.417cm">
          <text:p/>
        </draw:line>
        <draw:frame draw:style-name="gr26" draw:text-style-name="P23" draw:layer="layout" svg:width="0.571cm" svg:height="0.762cm" svg:x="5.931cm" svg:y="16.692cm">
          <draw:text-box>
            <text:p text:style-name="P13"><text:span text:style-name="T7">f</text:span></text:p>
          </draw:text-box>
        </draw:frame>
        <draw:custom-shape draw:style-name="gr38" draw:text-style-name="P24" draw:layer="layout" svg:width="0.666cm" svg:height="0.254cm" svg:x="1.824cm" svg:y="15.041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18cm" svg:height="0.254cm" svg:x="3.099cm" svg:y="15.056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789cm" svg:height="0.254cm" svg:x="2.49cm" svg:y="16.97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line draw:style-name="gr27" draw:text-style-name="P16" draw:layer="layout" svg:x1="2.936cm" svg:y1="18.108cm" svg:x2="2.27cm" svg:y2="18.108cm">
          <text:p/>
        </draw:line>
        <draw:custom-shape draw:style-name="gr38" draw:text-style-name="P27" draw:layer="layout" svg:width="0.666cm" svg:height="0.254cm" svg:x="2.27cm" svg:y="17.807cm">
          <text:p text:style-name="P13"><text:span text:style-name="T13">x</text:span><text:span text:style-name="T14">1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2.45cm" svg:y1="18.443cm" svg:x2="2.27cm" svg:y2="18.443cm">
          <text:p/>
        </draw:line>
        <draw:custom-shape draw:style-name="gr39" draw:text-style-name="P28" draw:layer="layout" svg:width="0.18cm" svg:height="0.254cm" svg:x="2.27cm" svg:y="18.143cm">
          <text:p text:style-name="P13"><text:span text:style-name="T15">x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2.274cm" svg:y="17.5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0.486cm" svg:height="0.254cm" svg:x="2.45cm" svg:y="18.143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0.254cm" svg:x="2.27cm" svg:y="18.51cm">
          <text:p text:style-name="P13"><text:span text:style-name="T20">b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3.54cm" svg:y1="19.11cm" svg:x2="3.054cm" svg:y2="19.11cm">
          <text:p/>
        </draw:line>
        <draw:custom-shape draw:style-name="gr39" draw:text-style-name="P30" draw:layer="layout" svg:width="0.486cm" svg:height="0.254cm" svg:x="3.054cm" svg:y="18.81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0.777cm" svg:height="0.254cm" svg:x="2.27cm" svg:y="18.81cm">
          <text:p text:style-name="P13"><text:span text:style-name="T21">L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7.344cm" svg:y1="17.404cm" svg:x2="8.614cm" svg:y2="17.404cm">
          <text:p/>
        </draw:line>
        <draw:custom-shape draw:style-name="gr41" draw:text-style-name="P29" draw:layer="layout" svg:width="1.27cm" svg:height="0.254cm" svg:x="7.344cm" svg:y="17.504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5.112cm" svg:y1="16.917cm" svg:x2="5.723cm" svg:y2="16.917cm">
          <text:p/>
        </draw:line>
        <draw:custom-shape draw:style-name="gr43" draw:text-style-name="P24" draw:layer="layout" svg:width="0.748cm" svg:height="0.254cm" svg:x="4.364cm" svg:y="15.042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084cm" svg:height="0.254cm" svg:x="5.639cm" svg:y="15.057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0.186cm" svg:height="0.194cm" svg:x="7.985cm" svg:y="16.353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4.814cm" svg:y="17.5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8.663cm" svg:y="17.433cm">
          <text:p text:style-name="P13"><text:span text:style-name="T22">c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7.082cm" svg:y="17.434cm">
          <text:p text:style-name="P13"><text:span text:style-name="T22">c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611cm" svg:height="0.254cm" svg:x="5.112cm" svg:y="16.97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4.81cm" svg:y1="18.782cm" svg:x2="6.08cm" svg:y2="18.782cm">
          <text:p/>
        </draw:line>
        <draw:line draw:style-name="gr30" draw:text-style-name="P17" draw:layer="layout" svg:x1="4.81cm" svg:y1="19.11cm" svg:x2="5.416cm" svg:y2="19.11cm">
          <text:p/>
        </draw:line>
        <draw:line draw:style-name="gr31" draw:text-style-name="P1" draw:layer="layout" svg:x1="5.558cm" svg:y1="18.443cm" svg:x2="4.894cm" svg:y2="18.443cm">
          <text:p/>
        </draw:line>
        <draw:custom-shape draw:style-name="gr43" draw:text-style-name="P27" draw:layer="layout" svg:width="0.748cm" svg:height="0.254cm" svg:x="4.81cm" svg:y="17.807cm">
          <text:p text:style-name="P13"><text:span text:style-name="T13">x</text:span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0.084cm" svg:height="0.254cm" svg:x="4.81cm" svg:y="18.143cm">
          <text:p text:style-name="P13"><text:span text:style-name="T15">x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664cm" svg:height="0.254cm" svg:x="4.894cm" svg:y="18.143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0.254cm" svg:x="4.81cm" svg:y="18.51cm">
          <text:p text:style-name="P13"><text:span text:style-name="T20">b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664cm" svg:height="0.254cm" svg:x="5.416cm" svg:y="18.81cm">
          <text:p text:style-name="P13"><text:span text:style-name="T18">x</text:span><text:span text:style-name="T19">1</text:span><text:span text:style-name="T18">-x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0.598cm" svg:height="0.254cm" svg:x="4.81cm" svg:y="18.81cm">
          <text:p text:style-name="P13"><text:span text:style-name="T21">L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4.894cm" svg:y1="18.443cm" svg:x2="4.81cm" svg:y2="18.443cm">
          <text:p/>
        </draw:line>
        <draw:line draw:style-name="gr27" draw:text-style-name="P1" draw:layer="layout" svg:x1="5.558cm" svg:y1="18.108cm" svg:x2="4.81cm" svg:y2="18.108cm">
          <text:p/>
        </draw:line>
        <draw:line draw:style-name="gr31" draw:text-style-name="P1" draw:layer="layout" svg:x1="6.08cm" svg:y1="19.11cm" svg:x2="5.416cm" svg:y2="19.11cm">
          <text:p/>
        </draw:line>
        <draw:custom-shape draw:style-name="gr39" draw:text-style-name="P35" draw:layer="layout" svg:width="0.254cm" svg:height="0.254cm" svg:x="7.798cm" svg:y="15.478cm">
          <text:p text:style-name="P13"><text:span text:style-name="T24">p</text:span></text:p>
          <draw:enhanced-geometry svg:viewBox="0 0 21600 21600" draw:type="rectangle" draw:enhanced-path="M 0 0 L 21600 0 21600 21600 0 21600 0 0 Z N"/>
        </draw:custom-shape>
        <draw:line draw:style-name="gr48" draw:text-style-name="P17" draw:layer="layout" svg:x1="7.341cm" svg:y1="19.11cm" svg:x2="8.625cm" svg:y2="19.11cm">
          <text:p/>
        </draw:line>
        <draw:custom-shape draw:style-name="gr43" draw:text-style-name="P36" draw:layer="layout" svg:width="0.748cm" svg:height="0.254cm" svg:x="7.491cm" svg:y="15.033cm">
          <text:p text:style-name="P13"><text:span text:style-name="T25">x</text:span><text:span text:style-name="T26">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73cm" svg:y1="21.331cm" svg:x2="8.073cm" svg:y2="22.125cm">
          <text:p/>
        </draw:line>
        <draw:custom-shape draw:style-name="gr2" draw:text-style-name="P2" draw:layer="layout" svg:width="0.115cm" svg:height="0.115cm" svg:x="7.576cm" svg:y="2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5cm" svg:height="0.115cm" svg:x="8.181cm" svg:y="2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1.811cm" svg:y="21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61cm" svg:y1="22.131cm" svg:x2="2.831cm" svg:y2="20.063cm">
          <text:p/>
        </draw:line>
        <draw:custom-shape draw:style-name="gr5" draw:text-style-name="P3" draw:layer="layout" svg:width="0.168cm" svg:height="0.168cm" svg:x="2.178cm" svg:y="2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86cm" svg:y="21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31cm" svg:y1="22.131cm" svg:x2="2.831cm" svg:y2="20.063cm">
          <text:p/>
        </draw:line>
        <draw:custom-shape draw:style-name="gr7" draw:text-style-name="P5" draw:layer="layout" svg:width="0.168cm" svg:height="0.168cm" svg:x="2.752cm" svg:y="19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3.447cm" svg:y="2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086cm" svg:y1="20.092cm" svg:x2="3.086cm" svg:y2="21.348cm">
          <text:p/>
        </draw:line>
        <draw:line draw:style-name="gr16" draw:text-style-name="P1" draw:layer="layout" svg:x1="3.266cm" svg:y1="20.09cm" svg:x2="3.266cm" svg:y2="21.638cm">
          <text:p/>
        </draw:line>
        <draw:line draw:style-name="gr16" draw:text-style-name="P1" draw:layer="layout" svg:x1="1.811cm" svg:y1="20.092cm" svg:x2="1.811cm" svg:y2="21.348cm">
          <text:p/>
        </draw:line>
        <draw:line draw:style-name="gr16" draw:text-style-name="P1" draw:layer="layout" svg:x1="2.477cm" svg:y1="20.09cm" svg:x2="2.477cm" svg:y2="21.638cm">
          <text:p/>
        </draw:line>
        <draw:line draw:style-name="gr27" draw:text-style-name="P16" draw:layer="layout" svg:x1="2.477cm" svg:y1="20.133cm" svg:x2="1.811cm" svg:y2="20.133cm">
          <text:p/>
        </draw:line>
        <draw:line draw:style-name="gr28" draw:text-style-name="P1" draw:layer="layout" svg:x1="3.266cm" svg:y1="20.133cm" svg:x2="3.086cm" svg:y2="20.133cm">
          <text:p/>
        </draw:line>
        <draw:line draw:style-name="gr29" draw:text-style-name="P1" draw:layer="layout" svg:x1="2.261cm" svg:y1="22.131cm" svg:x2="3.531cm" svg:y2="22.131cm">
          <text:p/>
        </draw:line>
        <draw:line draw:style-name="gr30" draw:text-style-name="P1" draw:layer="layout" svg:x1="2.477cm" svg:y1="21.638cm" svg:x2="3.266cm" svg:y2="21.638cm">
          <text:p/>
        </draw:line>
        <draw:custom-shape draw:style-name="gr6" draw:text-style-name="P4" draw:layer="layout" svg:width="0.896cm" svg:height="0.081cm" svg:x="4.351cm" svg:y="21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01cm" svg:y1="22.138cm" svg:x2="5.375cm" svg:y2="20.623cm">
          <text:p/>
        </draw:line>
        <draw:custom-shape draw:style-name="gr5" draw:text-style-name="P3" draw:layer="layout" svg:width="0.168cm" svg:height="0.168cm" svg:x="4.718cm" svg:y="2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26cm" svg:y="2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71cm" svg:y1="22.138cm" svg:x2="5.375cm" svg:y2="20.623cm">
          <text:p/>
        </draw:line>
        <draw:custom-shape draw:style-name="gr7" draw:text-style-name="P5" draw:layer="layout" svg:width="0.168cm" svg:height="0.168cm" svg:x="5.292cm" svg:y="2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5.987cm" svg:y="2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626cm" svg:y1="20.099cm" svg:x2="5.626cm" svg:y2="21.355cm">
          <text:p/>
        </draw:line>
        <draw:line draw:style-name="gr16" draw:text-style-name="P1" draw:layer="layout" svg:x1="5.71cm" svg:y1="20.097cm" svg:x2="5.71cm" svg:y2="21.638cm">
          <text:p/>
        </draw:line>
        <draw:line draw:style-name="gr16" draw:text-style-name="P1" draw:layer="layout" svg:x1="4.351cm" svg:y1="20.099cm" svg:x2="4.351cm" svg:y2="21.355cm">
          <text:p/>
        </draw:line>
        <draw:line draw:style-name="gr16" draw:text-style-name="P1" draw:layer="layout" svg:x1="5.099cm" svg:y1="20.097cm" svg:x2="5.099cm" svg:y2="21.638cm">
          <text:p/>
        </draw:line>
        <draw:line draw:style-name="gr27" draw:text-style-name="P1" draw:layer="layout" svg:x1="5.099cm" svg:y1="20.14cm" svg:x2="4.351cm" svg:y2="20.14cm">
          <text:p/>
        </draw:line>
        <draw:line draw:style-name="gr28" draw:text-style-name="P1" draw:layer="layout" svg:x1="5.71cm" svg:y1="20.14cm" svg:x2="5.626cm" svg:y2="20.14cm">
          <text:p/>
        </draw:line>
        <draw:line draw:style-name="gr29" draw:text-style-name="P1" draw:layer="layout" svg:x1="4.801cm" svg:y1="22.138cm" svg:x2="6.071cm" svg:y2="22.138cm">
          <text:p/>
        </draw:line>
        <draw:line draw:style-name="gr32" draw:text-style-name="P1" draw:layer="layout" svg:x1="7.331cm" svg:y1="22.125cm" svg:x2="7.905cm" svg:y2="20.608cm">
          <text:p/>
        </draw:line>
        <draw:line draw:style-name="gr32" draw:text-style-name="P1" draw:layer="layout" svg:x1="8.601cm" svg:y1="22.125cm" svg:x2="7.905cm" svg:y2="20.61cm">
          <text:p/>
        </draw:line>
        <draw:custom-shape draw:style-name="gr5" draw:text-style-name="P3" draw:layer="layout" svg:width="0.168cm" svg:height="0.168cm" svg:x="7.248cm" svg:y="2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22cm" svg:y="2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8.517cm" svg:y="2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7.629cm" svg:y1="21.332cm" svg:x2="8.24cm" svg:y2="21.332cm">
          <text:p/>
        </draw:line>
        <draw:line draw:style-name="gr33" draw:text-style-name="P1" draw:layer="layout" svg:x1="7.905cm" svg:y1="20.608cm" svg:x2="7.905cm" svg:y2="22.104cm">
          <text:p/>
        </draw:line>
        <draw:frame draw:style-name="gr26" draw:text-style-name="P18" draw:layer="layout" svg:width="0.571cm" svg:height="0.762cm" svg:x="7.92cm" svg:y="21.352cm">
          <draw:text-box>
            <text:p text:style-name="P13"><text:span text:style-name="T3">f</text:span></text:p>
          </draw:text-box>
        </draw:frame>
        <draw:frame draw:style-name="gr34" draw:text-style-name="P19" draw:layer="layout" svg:width="0.571cm" svg:height="0.732cm" svg:x="7.424cm" svg:y="21.366cm">
          <draw:text-box>
            <text:p text:style-name="P13"><text:span text:style-name="T4">z</text:span></text:p>
          </draw:text-box>
        </draw:frame>
        <draw:line draw:style-name="gr35" draw:text-style-name="P1" draw:layer="layout" svg:x1="7.451cm" svg:y1="20.086cm" svg:x2="7.451cm" svg:y2="21.342cm">
          <text:p/>
        </draw:line>
        <draw:custom-shape draw:style-name="gr36" draw:text-style-name="P20" draw:layer="layout" svg:width="0.168cm" svg:height="0.168cm" svg:x="5.353cm" svg:y="19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2" draw:layer="layout" svg:width="0.69cm" svg:height="0.729cm" svg:x="7.133cm" svg:y="20.803cm">
          <draw:text-box>
            <text:p text:style-name="P21"><text:span text:style-name="T5">i</text:span><text:span text:style-name="T6">1</text:span></text:p>
          </draw:text-box>
        </draw:frame>
        <draw:frame draw:style-name="gr37" draw:text-style-name="P22" draw:layer="layout" svg:width="0.689cm" svg:height="0.729cm" svg:x="8.073cm" svg:y="20.804cm">
          <draw:text-box>
            <text:p text:style-name="P21"><text:span text:style-name="T5">i</text:span><text:span text:style-name="T6">2</text:span></text:p>
          </draw:text-box>
        </draw:frame>
        <draw:line draw:style-name="gr1" draw:text-style-name="P1" draw:layer="layout" svg:x1="6.071cm" svg:y1="21.392cm" svg:x2="6.071cm" svg:y2="22.138cm">
          <text:p/>
        </draw:line>
        <draw:frame draw:style-name="gr26" draw:text-style-name="P23" draw:layer="layout" svg:width="0.571cm" svg:height="0.762cm" svg:x="5.918cm" svg:y="21.413cm">
          <draw:text-box>
            <text:p text:style-name="P13"><text:span text:style-name="T7">f</text:span></text:p>
          </draw:text-box>
        </draw:frame>
        <draw:custom-shape draw:style-name="gr38" draw:text-style-name="P24" draw:layer="layout" svg:width="0.666cm" svg:height="0.254cm" svg:x="1.811cm" svg:y="19.762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18cm" svg:height="0.254cm" svg:x="3.086cm" svg:y="19.777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789cm" svg:height="0.254cm" svg:x="2.477cm" svg:y="21.691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2.261cm" svg:y="22.23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7.331cm" svg:y1="22.125cm" svg:x2="8.601cm" svg:y2="22.125cm">
          <text:p/>
        </draw:line>
        <draw:custom-shape draw:style-name="gr41" draw:text-style-name="P29" draw:layer="layout" svg:width="1.27cm" svg:height="0.254cm" svg:x="7.331cm" svg:y="22.225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5.099cm" svg:y1="21.638cm" svg:x2="5.71cm" svg:y2="21.638cm">
          <text:p/>
        </draw:line>
        <draw:custom-shape draw:style-name="gr43" draw:text-style-name="P24" draw:layer="layout" svg:width="0.748cm" svg:height="0.254cm" svg:x="4.351cm" svg:y="19.763cm">
          <text:p text:style-name="P13"><text:span text:style-name="T8">x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084cm" svg:height="0.254cm" svg:x="5.626cm" svg:y="19.778cm">
          <text:p text:style-name="P13"><text:span text:style-name="T10">x</text:span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0.186cm" svg:height="0.194cm" svg:x="7.972cm" svg:y="21.074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27cm" svg:height="0.254cm" svg:x="4.801cm" svg:y="22.231cm">
          <text:p text:style-name="P13"><text:span text:style-name="T17">b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8.65cm" svg:y="22.154cm">
          <text:p text:style-name="P13"><text:span text:style-name="T22">c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254cm" svg:height="0.254cm" svg:x="7.069cm" svg:y="22.155cm">
          <text:p text:style-name="P13"><text:span text:style-name="T22">c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0.611cm" svg:height="0.254cm" svg:x="5.099cm" svg:y="21.691cm">
          <text:p text:style-name="P13"><text:span text:style-name="T12">L</text:span></text:p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0.254cm" svg:height="0.254cm" svg:x="7.785cm" svg:y="20.199cm">
          <text:p text:style-name="P13"><text:span text:style-name="T24">p</text:span>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0.748cm" svg:height="0.254cm" svg:x="7.478cm" svg:y="19.754cm">
          <text:p text:style-name="P13"><text:span text:style-name="T25">x</text:span><text:span text:style-name="T26">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49" draw:text-style-name="P1" draw:layer="layout" svg:width="3.81cm" svg:height="3.81cm" svg:x="2.27cm" svg:y="2.27cm">
          <draw:image xlink:href="Pictures/100002010000018F0000018F0E4891799CF9B253.png" xlink:type="simple" xlink:show="embed" xlink:actuate="onLoad">
            <text:p/>
          </draw:image>
        </draw:frame>
        <draw:frame draw:style-name="gr49" draw:text-style-name="P1" draw:layer="layout" svg:width="3.81cm" svg:height="3.81cm" svg:x="7.35cm" svg:y="2.27cm">
          <draw:image xlink:href="Pictures/100002010000019000000190EB6407EA1334BEAB.png" xlink:type="simple" xlink:show="embed" xlink:actuate="onLoad">
            <text:p/>
          </draw:image>
        </draw:frame>
        <draw:custom-shape draw:style-name="gr50" draw:text-style-name="P37" draw:layer="layout" svg:width="0.694cm" svg:height="0.694cm" svg:x="9.011cm" svg:y="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4.149cm" svg:y1="2.905cm" svg:x2="9.356cm" svg:y2="2.905cm">
          <text:p/>
        </draw:line>
        <draw:line draw:style-name="gr51" draw:text-style-name="P1" draw:layer="layout" svg:x1="3.54cm" svg:y1="4.175cm" svg:x2="8.626cm" svg:y2="4.175cm">
          <text:p/>
        </draw:line>
        <draw:line draw:style-name="gr51" draw:text-style-name="P1" draw:layer="layout" svg:x1="2.947cm" svg:y1="4.983cm" svg:x2="7.9cm" svg:y2="4.983cm">
          <text:p/>
        </draw:line>
        <draw:line draw:style-name="gr51" draw:text-style-name="P1" draw:layer="layout" svg:x1="5.124cm" svg:y1="5.503cm" svg:x2="10.095cm" svg:y2="5.503cm">
          <text:p/>
        </draw:line>
        <draw:frame draw:style-name="gr49" draw:text-style-name="P1" draw:layer="layout" svg:width="3.81cm" svg:height="3.81cm" svg:x="2.27cm" svg:y="7.35cm">
          <draw:image xlink:href="Pictures/100002010000018F0000018F9C0E6D2D0AF4676E.png" xlink:type="simple" xlink:show="embed" xlink:actuate="onLoad">
            <text:p/>
          </draw:image>
        </draw:frame>
        <draw:frame draw:style-name="gr49" draw:text-style-name="P1" draw:layer="layout" svg:width="3.82cm" svg:height="3.81cm" svg:x="7.35cm" svg:y="7.35cm">
          <draw:image xlink:href="Pictures/10000201000001900000018FC21D3B17DAF29F9C.png" xlink:type="simple" xlink:show="embed" xlink:actuate="onLoad">
            <text:p/>
          </draw:image>
        </draw:frame>
        <draw:line draw:style-name="gr51" draw:text-style-name="P1" draw:layer="layout" svg:x1="4.284cm" svg:y1="7.731cm" svg:x2="9.539cm" svg:y2="7.731cm">
          <text:p/>
        </draw:line>
        <draw:line draw:style-name="gr51" draw:text-style-name="P1" draw:layer="layout" svg:x1="3.365cm" svg:y1="9.001cm" svg:x2="8.62cm" svg:y2="9.001cm">
          <text:p/>
        </draw:line>
        <draw:line draw:style-name="gr51" draw:text-style-name="P1" draw:layer="layout" svg:x1="5.215cm" svg:y1="10.954cm" svg:x2="10.087cm" svg:y2="10.954cm">
          <text:p/>
        </draw:line>
        <draw:line draw:style-name="gr51" draw:text-style-name="P1" draw:layer="layout" svg:x1="2.691cm" svg:y1="9.693cm" svg:x2="7.78cm" svg:y2="9.693cm">
          <text:p/>
        </draw:line>
        <draw:frame draw:style-name="gr52" draw:text-style-name="P1" draw:layer="layout" svg:width="3.81cm" svg:height="1.905cm" svg:x="2.27cm" svg:y="14.335cm">
          <draw:image xlink:href="Pictures/100002010000018F0000018F0E4891799CF9B253.png" xlink:type="simple" xlink:show="embed" xlink:actuate="onLoad">
            <text:p/>
          </draw:image>
        </draw:frame>
        <draw:frame draw:style-name="gr53" draw:text-style-name="P1" draw:layer="layout" svg:width="3.81cm" svg:height="1.905cm" svg:x="7.35cm" svg:y="14.335cm">
          <draw:image xlink:href="Pictures/100002010000019000000190EB6407EA1334BEAB.png" xlink:type="simple" xlink:show="embed" xlink:actuate="onLoad">
            <text:p/>
          </draw:image>
        </draw:frame>
        <draw:line draw:style-name="gr17" draw:text-style-name="P1" draw:layer="layout" svg:x1="2.27cm" svg:y1="15.147cm" svg:x2="6.08cm" svg:y2="15.32cm">
          <text:p/>
        </draw:line>
        <draw:line draw:style-name="gr17" draw:text-style-name="P1" draw:layer="layout" svg:x1="7.35cm" svg:y1="14.962cm" svg:x2="11.134cm" svg:y2="15.445cm">
          <text:p/>
        </draw:line>
        <draw:custom-shape draw:style-name="gr54" draw:text-style-name="P6" draw:layer="layout" svg:width="0.074cm" svg:height="0.074cm" svg:x="7.715cm" svg:y="1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8.049cm" svg:y="1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8.871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9.49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641cm" svg:y="1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583cm" svg:y="1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4.497cm" svg:y="1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3.90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3.105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2.784cm" svg:y="1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7.35cm" svg:y1="15.657cm" svg:x2="11.134cm" svg:y2="15.795cm">
          <text:p/>
        </draw:line>
        <draw:line draw:style-name="gr17" draw:text-style-name="P1" draw:layer="layout" svg:x1="2.27cm" svg:y1="15.8cm" svg:x2="6.08cm" svg:y2="15.664cm">
          <text:p/>
        </draw:line>
        <draw:custom-shape draw:style-name="gr54" draw:text-style-name="P6" draw:layer="layout" svg:width="0.115cm" svg:height="0.115cm" svg:x="7.538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9.061cm" svg:y="1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094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10.783cm" svg:y="1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745cm" svg:y="15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5.154cm" svg:y="1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4.129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074cm" svg:height="0.074cm" svg:x="2.673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7.694cm" svg:y="1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8.029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8.854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9.041cm" svg:y="1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9.478cm" svg:y="1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074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621cm" svg:y="15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10.762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723cm" svg:y="15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564cm" svg:y="1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5.133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4.476cm" svg:y="15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3.887cm" svg:y="15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4.107cm" svg:y="1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3.083cm" svg:y="1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2.763cm" svg:y="1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" draw:layer="layout" svg:width="0.115cm" svg:height="0.115cm" svg:x="2.653cm" svg:y="1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5:40:52.982048000</meta:creation-date>
    <dc:date>2016-12-10T10:29:28.078785000</dc:date>
    <meta:editing-duration>P1DT20H13M53S</meta:editing-duration>
    <meta:editing-cycles>33</meta:editing-cycles>
    <meta:generator>LibreOffice/5.2.1.2$MacOSX_X86_64 LibreOffice_project/31dd62db80d4e60af04904455ec9c9219178d620</meta:generator>
    <meta:document-statistic meta:object-count="310"/>
  </office:meta>
</office:document-meta>
</file>